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7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4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1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0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588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gr14" style:family="graphic" style:parent-style-name="standard">
      <style:graphic-properties svg:stroke-width="0.05cm" draw:marker-start-width="0.455cm" draw:marker-end-width="0.455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Punkt-Strich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.8999996185303pt" style:font-size-asian="14pt" style:font-size-complex="14pt"/>
    </style:style>
    <style:style style:name="P3" style:family="paragraph">
      <style:paragraph-properties fo:text-align="center"/>
      <style:text-properties fo:color="#0000ff"/>
    </style:style>
    <style:style style:name="P4" style:family="paragraph">
      <style:paragraph-properties fo:text-align="center"/>
      <style:text-properties fo:color="#0000ff" fo:font-size="13.8999996185303pt" style:font-size-asian="14pt" style:font-size-complex="14pt"/>
    </style:style>
    <style:style style:name="P5" style:family="paragraph">
      <style:paragraph-properties fo:text-align="center"/>
      <style:text-properties fo:color="#ff0000"/>
    </style:style>
    <style:style style:name="P6" style:family="paragraph">
      <style:paragraph-properties fo:text-align="center"/>
      <style:text-properties fo:color="#ff0000" fo:font-size="13.8999996185303pt" style:font-size-asian="14pt" style:font-size-complex="14pt"/>
    </style:style>
    <style:style style:name="T1" style:family="text">
      <style:text-properties fo:font-size="13.8999996185303pt" style:font-size-asian="14pt" style:font-size-complex="14pt"/>
    </style:style>
    <style:style style:name="T2" style:family="text">
      <style:text-properties style:text-position="0% 100%" fo:font-size="13.8999996185303pt" style:font-size-asian="14pt" style:font-size-complex="14pt"/>
    </style:style>
    <style:style style:name="T3" style:family="text">
      <style:text-properties style:text-position="-33% 58%" fo:font-size="13.8999996185303pt" style:font-size-asian="14pt" style:font-size-complex="14pt"/>
    </style:style>
    <style:style style:name="T4" style:family="text">
      <style:text-properties fo:color="#0000ff" style:text-position="0% 100%" fo:font-size="13.8999996185303pt" style:font-size-asian="14pt" style:font-size-complex="14pt"/>
    </style:style>
    <style:style style:name="T5" style:family="text">
      <style:text-properties fo:color="#0000ff" style:text-position="-33% 58%" fo:font-size="13.8999996185303pt" style:font-size-asian="14pt" style:font-size-complex="14pt"/>
    </style:style>
    <style:style style:name="T6" style:family="text">
      <style:text-properties fo:color="#ff0000" style:text-position="0% 100%" fo:font-size="13.8999996185303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34cm" svg:height="1.762cm" svg:x="1.635cm" svg:y="1.248cm">
          <draw:text-box>
            <text:p text:style-name="P1"><text:span text:style-name="T1">CCD</text:span></text:p>
            <text:p text:style-name="P1"><text:span text:style-name="T1">Kamera</text:span></text:p>
          </draw:text-box>
        </draw:frame>
        <draw:frame draw:style-name="gr2" draw:text-style-name="P2" draw:layer="layout" svg:width="2.908cm" svg:height="1.873cm" svg:x="9.422cm" svg:y="3.54cm">
          <draw:text-box>
            <text:p text:style-name="P1"><text:span text:style-name="T2">L</text:span><text:span text:style-name="T3">2</text:span></text:p>
            <text:p text:style-name="P1"><text:span text:style-name="T2">(+300 mm)</text:span></text:p>
          </draw:text-box>
        </draw:frame>
        <draw:frame draw:style-name="gr3" draw:text-style-name="P2" draw:layer="layout" svg:width="2.632cm" svg:height="1.873cm" svg:x="4.083cm" svg:y="3.54cm">
          <draw:text-box>
            <text:p text:style-name="P1"><text:span text:style-name="T2">L</text:span><text:span text:style-name="T3">3</text:span></text:p>
            <text:p text:style-name="P1"><text:span text:style-name="T2">(+50 mm)</text:span></text:p>
          </draw:text-box>
        </draw:frame>
        <draw:frame draw:style-name="gr3" draw:text-style-name="P4" draw:layer="layout" svg:width="2.632cm" svg:height="1.873cm" svg:x="14.224cm" svg:y="2.077cm">
          <draw:text-box>
            <text:p text:style-name="P3"><text:span text:style-name="T4">L</text:span><text:span text:style-name="T5">1</text:span></text:p>
            <text:p text:style-name="P3"><text:span text:style-name="T4">(+50 mm)</text:span></text:p>
          </draw:text-box>
        </draw:frame>
        <draw:frame draw:style-name="gr2" draw:text-style-name="P2" draw:layer="layout" svg:width="2.908cm" svg:height="1.873cm" svg:x="13.505cm" svg:y="3.54cm">
          <draw:text-box>
            <text:p text:style-name="P1"><text:span text:style-name="T2">L</text:span><text:span text:style-name="T3">FPE</text:span></text:p>
            <text:p text:style-name="P1"><text:span text:style-name="T2">(+100 mm)</text:span></text:p>
          </draw:text-box>
        </draw:frame>
        <draw:frame draw:style-name="gr4" draw:text-style-name="P6" draw:layer="layout" svg:width="2.459cm" svg:height="1.762cm" svg:x="11.128cm" svg:y="2.105cm">
          <draw:text-box>
            <text:p text:style-name="P5"><text:span text:style-name="T6">Farbfilter</text:span></text:p>
            <text:p text:style-name="P5"><text:span text:style-name="T6">643nm</text:span></text:p>
          </draw:text-box>
        </draw:frame>
        <draw:frame draw:style-name="gr5" draw:text-style-name="P2" draw:layer="layout" svg:width="4.682cm" svg:height="1.208cm" svg:x="10.881cm" svg:y="1.3cm">
          <draw:text-box>
            <text:p text:style-name="P1"><text:span text:style-name="T2">Fabry-Perot-Etalon</text:span></text:p>
          </draw:text-box>
        </draw:frame>
        <draw:frame draw:style-name="gr6" draw:text-style-name="P2" draw:layer="layout" svg:width="5.18cm" svg:height="1.208cm" svg:x="16.435cm" svg:y="1.262cm">
          <draw:text-box>
            <text:p text:style-name="P1"><text:span text:style-name="T2">Permanentmagnete</text:span></text:p>
          </draw:text-box>
        </draw:frame>
        <draw:frame draw:style-name="gr7" draw:text-style-name="P2" draw:layer="layout" svg:width="3.09cm" svg:height="1.208cm" svg:x="17.31cm" svg:y="3.902cm">
          <draw:text-box>
            <text:p text:style-name="P1"><text:span text:style-name="T2">Cd - Lampe</text:span></text:p>
          </draw:text-box>
        </draw:frame>
        <draw:line draw:style-name="gr8" draw:text-style-name="P1" draw:layer="layout" svg:x1="21.054cm" svg:y1="8.279cm" svg:x2="21.054cm" svg:y2="6.8cm">
          <text:p/>
        </draw:line>
        <draw:line draw:style-name="gr8" draw:text-style-name="P1" draw:layer="layout" svg:x1="21.054cm" svg:y1="8.279cm" svg:x2="20.069cm" svg:y2="8.279cm">
          <text:p/>
        </draw:line>
        <draw:line draw:style-name="gr8" draw:text-style-name="P1" draw:layer="layout" svg:x1="20.069cm" svg:y1="8.279cm" svg:x2="19.783cm" svg:y2="7.552cm">
          <text:p/>
        </draw:line>
        <draw:line draw:style-name="gr8" draw:text-style-name="P1" draw:layer="layout" svg:x1="19.757cm" svg:y1="7.523cm" svg:x2="19.757cm" svg:y2="6.797cm">
          <text:p/>
        </draw:line>
        <draw:line draw:style-name="gr8" draw:text-style-name="P1" draw:layer="layout" svg:x1="21.053cm" svg:y1="5.347cm" svg:x2="21.053cm" svg:y2="6.826cm">
          <text:p/>
        </draw:line>
        <draw:line draw:style-name="gr8" draw:text-style-name="P1" draw:layer="layout" svg:x1="21.053cm" svg:y1="5.346cm" svg:x2="20.068cm" svg:y2="5.346cm">
          <text:p/>
        </draw:line>
        <draw:line draw:style-name="gr8" draw:text-style-name="P1" draw:layer="layout" svg:x1="20.068cm" svg:y1="5.348cm" svg:x2="19.782cm" svg:y2="6.075cm">
          <text:p/>
        </draw:line>
        <draw:line draw:style-name="gr8" draw:text-style-name="P1" draw:layer="layout" svg:x1="19.756cm" svg:y1="6.1cm" svg:x2="19.756cm" svg:y2="6.826cm">
          <text:p/>
        </draw:line>
        <draw:line draw:style-name="gr8" draw:text-style-name="P1" draw:layer="layout" svg:x1="16.77cm" svg:y1="8.274cm" svg:x2="16.77cm" svg:y2="6.795cm">
          <text:p/>
        </draw:line>
        <draw:line draw:style-name="gr8" draw:text-style-name="P1" draw:layer="layout" svg:x1="16.77cm" svg:y1="8.274cm" svg:x2="17.755cm" svg:y2="8.274cm">
          <text:p/>
        </draw:line>
        <draw:line draw:style-name="gr8" draw:text-style-name="P1" draw:layer="layout" svg:x1="17.755cm" svg:y1="8.274cm" svg:x2="18.041cm" svg:y2="7.547cm">
          <text:p/>
        </draw:line>
        <draw:line draw:style-name="gr8" draw:text-style-name="P1" draw:layer="layout" svg:x1="18.067cm" svg:y1="7.521cm" svg:x2="18.067cm" svg:y2="6.795cm">
          <text:p/>
        </draw:line>
        <draw:line draw:style-name="gr8" draw:text-style-name="P1" draw:layer="layout" svg:x1="16.771cm" svg:y1="5.344cm" svg:x2="16.771cm" svg:y2="6.823cm">
          <text:p/>
        </draw:line>
        <draw:line draw:style-name="gr8" draw:text-style-name="P1" draw:layer="layout" svg:x1="16.771cm" svg:y1="5.344cm" svg:x2="17.756cm" svg:y2="5.344cm">
          <text:p/>
        </draw:line>
        <draw:line draw:style-name="gr8" draw:text-style-name="P1" draw:layer="layout" svg:x1="17.756cm" svg:y1="5.345cm" svg:x2="18.042cm" svg:y2="6.072cm">
          <text:p/>
        </draw:line>
        <draw:line draw:style-name="gr8" draw:text-style-name="P1" draw:layer="layout" svg:x1="18.068cm" svg:y1="6.097cm" svg:x2="18.068cm" svg:y2="6.823cm">
          <text:p/>
        </draw:line>
        <draw:rect draw:style-name="gr9" draw:text-style-name="P1" draw:layer="layout" svg:width="0.234cm" svg:height="2.933cm" draw:transform="rotate (-3.14159265358979) translate (10.968cm 8.279cm)">
          <text:p/>
        </draw:rect>
        <draw:rect draw:style-name="gr9" draw:text-style-name="P1" draw:layer="layout" svg:width="3.813cm" svg:height="2.933cm" draw:transform="rotate (-3.14159265358979) translate (15.066cm 8.279cm)">
          <text:p/>
        </draw:rect>
        <draw:rect draw:style-name="gr9" draw:text-style-name="P1" draw:layer="layout" svg:width="0.234cm" svg:height="2.933cm" draw:transform="rotate (-3.14159265358979) translate (5.443cm 8.305cm)">
          <text:p/>
        </draw:rect>
        <draw:line draw:style-name="gr8" draw:text-style-name="P1" draw:layer="layout" svg:x1="2.562cm" svg:y1="8.274cm" svg:x2="2.562cm" svg:y2="6.795cm">
          <text:p/>
        </draw:line>
        <draw:line draw:style-name="gr8" draw:text-style-name="P1" draw:layer="layout" svg:x1="2.562cm" svg:y1="8.274cm" svg:x2="3.547cm" svg:y2="8.274cm">
          <text:p/>
        </draw:line>
        <draw:line draw:style-name="gr8" draw:text-style-name="P1" draw:layer="layout" svg:x1="4.259cm" svg:y1="7.521cm" svg:x2="4.259cm" svg:y2="6.795cm">
          <text:p/>
        </draw:line>
        <draw:line draw:style-name="gr8" draw:text-style-name="P1" draw:layer="layout" svg:x1="2.563cm" svg:y1="5.344cm" svg:x2="2.563cm" svg:y2="6.823cm">
          <text:p/>
        </draw:line>
        <draw:line draw:style-name="gr8" draw:text-style-name="P1" draw:layer="layout" svg:x1="2.563cm" svg:y1="5.344cm" svg:x2="3.523cm" svg:y2="5.344cm">
          <text:p/>
        </draw:line>
        <draw:line draw:style-name="gr8" draw:text-style-name="P1" draw:layer="layout" svg:x1="4.26cm" svg:y1="6.097cm" svg:x2="4.26cm" svg:y2="6.823cm">
          <text:p/>
        </draw:line>
        <draw:line draw:style-name="gr8" draw:text-style-name="P1" draw:layer="layout" svg:x1="3.523cm" svg:y1="8.252cm" svg:x2="3.523cm" svg:y2="7.396cm">
          <text:p/>
        </draw:line>
        <draw:line draw:style-name="gr8" draw:text-style-name="P1" draw:layer="layout" svg:x1="4.25cm" svg:y1="7.551cm" svg:x2="3.549cm" svg:y2="7.37cm">
          <text:p/>
        </draw:line>
        <draw:line draw:style-name="gr8" draw:text-style-name="P1" draw:layer="layout" svg:x1="3.5cm" svg:y1="5.343cm" svg:x2="3.5cm" svg:y2="6.274cm">
          <text:p/>
        </draw:line>
        <draw:line draw:style-name="gr8" draw:text-style-name="P1" draw:layer="layout" svg:x1="4.227cm" svg:y1="6.121cm" svg:x2="3.526cm" svg:y2="6.302cm">
          <text:p/>
        </draw:line>
        <draw:rect draw:style-name="gr10" draw:text-style-name="P1" draw:layer="layout" svg:width="0.234cm" svg:height="2.933cm" draw:transform="rotate (-3.14159265358979) translate (12.421cm 8.279cm)">
          <text:p/>
        </draw:rect>
        <draw:rect draw:style-name="gr9" draw:text-style-name="P1" draw:layer="layout" svg:width="0.234cm" svg:height="2.933cm" draw:transform="rotate (-3.14159265358979) translate (15.067cm 8.279cm)">
          <text:p/>
        </draw:rect>
        <draw:rect draw:style-name="gr11" draw:text-style-name="P1" draw:layer="layout" svg:width="0.234cm" svg:height="2.933cm" draw:transform="rotate (-3.14159265358979) translate (15.611cm 8.279cm)">
          <text:p/>
        </draw:rect>
        <draw:line draw:style-name="gr12" draw:text-style-name="P1" draw:layer="layout" svg:x1="18.915cm" svg:y1="9.255cm" svg:x2="18.915cm" svg:y2="7.261cm">
          <text:p/>
        </draw:line>
        <draw:line draw:style-name="gr12" draw:text-style-name="P1" draw:layer="layout" svg:x1="15.505cm" svg:y1="9.246cm" svg:x2="15.505cm" svg:y2="8.42cm">
          <text:p/>
        </draw:line>
        <draw:line draw:style-name="gr12" draw:text-style-name="P1" draw:layer="layout" svg:x1="13.2cm" svg:y1="9.255cm" svg:x2="13.2cm" svg:y2="8.429cm">
          <text:p/>
        </draw:line>
        <draw:line draw:style-name="gr12" draw:text-style-name="P1" draw:layer="layout" svg:x1="10.86cm" svg:y1="9.255cm" svg:x2="10.86cm" svg:y2="8.429cm">
          <text:p/>
        </draw:line>
        <draw:line draw:style-name="gr12" draw:text-style-name="P1" draw:layer="layout" svg:x1="5.347cm" svg:y1="9.232cm" svg:x2="5.347cm" svg:y2="8.406cm">
          <text:p/>
        </draw:line>
        <draw:line draw:style-name="gr12" draw:text-style-name="P1" draw:layer="layout" svg:x1="3.064cm" svg:y1="9.21cm" svg:x2="3.064cm" svg:y2="8.384cm">
          <text:p/>
        </draw:line>
        <draw:frame draw:style-name="gr13" draw:text-style-name="P2" draw:layer="layout" svg:width="1.052cm" svg:height="1.208cm" draw:transform="rotate (0.0174532925199433) translate (18.42cm 9.222cm)">
          <draw:text-box>
            <text:p text:style-name="P1"><text:span text:style-name="T2">82</text:span></text:p>
          </draw:text-box>
        </draw:frame>
        <draw:frame draw:style-name="gr13" draw:text-style-name="P2" draw:layer="layout" svg:width="1.052cm" svg:height="1.208cm" draw:transform="rotate (0.0174532925199433) translate (14.981cm 9.222cm)">
          <draw:text-box>
            <text:p text:style-name="P1"><text:span text:style-name="T2">68</text:span></text:p>
          </draw:text-box>
        </draw:frame>
        <draw:frame draw:style-name="gr13" draw:text-style-name="P2" draw:layer="layout" svg:width="1.052cm" svg:height="1.208cm" draw:transform="rotate (0.0174532925199433) translate (12.682cm 9.222cm)">
          <draw:text-box>
            <text:p text:style-name="P1"><text:span text:style-name="T2">60</text:span></text:p>
          </draw:text-box>
        </draw:frame>
        <draw:frame draw:style-name="gr13" draw:text-style-name="P2" draw:layer="layout" svg:width="1.052cm" svg:height="1.208cm" draw:transform="rotate (0.0174532925199433) translate (10.342cm 9.222cm)">
          <draw:text-box>
            <text:p text:style-name="P1"><text:span text:style-name="T2">53</text:span></text:p>
          </draw:text-box>
        </draw:frame>
        <draw:frame draw:style-name="gr13" draw:text-style-name="P2" draw:layer="layout" svg:width="1.052cm" svg:height="1.208cm" draw:transform="rotate (0.0174532925199433) translate (4.842cm 9.222cm)">
          <draw:text-box>
            <text:p text:style-name="P1"><text:span text:style-name="T2">18</text:span></text:p>
          </draw:text-box>
        </draw:frame>
        <draw:frame draw:style-name="gr13" draw:text-style-name="P2" draw:layer="layout" svg:width="1.052cm" svg:height="1.208cm" draw:transform="rotate (0.0174532925199433) translate (2.562cm 9.222cm)">
          <draw:text-box>
            <text:p text:style-name="P1"><text:span text:style-name="T2">11</text:span></text:p>
          </draw:text-box>
        </draw:frame>
        <draw:custom-shape draw:style-name="gr14" draw:text-style-name="P1" draw:layer="layout" svg:width="0.8cm" svg:height="0.8cm" svg:x="18.515cm" svg:y="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1.955cm" svg:y1="6.805cm" svg:x2="1.635cm" svg:y2="6.8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Punkt-Strich" draw:style="rect" draw:dots1="1" draw:dots2="1" draw:dots2-length="1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07T13:56:20.24</meta:creation-date>
    <dc:date>2015-03-11T14:36:34.074970695</dc:date>
    <meta:editing-duration>PT1H35M</meta:editing-duration>
    <meta:editing-cycles>4</meta:editing-cycles>
    <meta:generator>LibreOffice/4.2.7.2$Linux_x86 LibreOffice_project/420m0$Build-2</meta:generator>
    <meta:document-statistic meta:object-count="55"/>
  </office:meta>
</office:document-meta>
</file>